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2cm"/>
    </style:style>
    <style:style style:name="co2" style:family="table-column">
      <style:table-column-properties fo:break-before="auto" style:column-width="2.993cm"/>
    </style:style>
    <style:style style:name="co3" style:family="table-column">
      <style:table-column-properties fo:break-before="auto" style:column-width="1.722cm"/>
    </style:style>
    <style:style style:name="co4" style:family="table-column">
      <style:table-column-properties fo:break-before="auto" style:column-width="4.91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96cm"/>
    </style:style>
    <style:style style:name="co7" style:family="table-column">
      <style:table-column-properties fo:break-before="auto" style:column-width="2.12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071cm"/>
    </style:style>
    <style:style style:name="co10" style:family="table-column">
      <style:table-column-properties fo:break-before="auto" style:column-width="1.746cm"/>
    </style:style>
    <style:style style:name="co11" style:family="table-column">
      <style:table-column-properties fo:break-before="auto" style:column-width="1.845cm"/>
    </style:style>
    <style:style style:name="co12" style:family="table-column">
      <style:table-column-properties fo:break-before="auto" style:column-width="0.497cm"/>
    </style:style>
    <style:style style:name="co13" style:family="table-column">
      <style:table-column-properties fo:break-before="auto" style:column-width="1.371cm"/>
    </style:style>
    <style:style style:name="co14" style:family="table-column">
      <style:table-column-properties fo:break-before="auto" style:column-width="1.321cm"/>
    </style:style>
    <style:style style:name="co15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 style:data-style-name="N11"/>
    <style:style style:name="ce5" style:family="table-cell" style:parent-style-name="Default" style:data-style-name="N0"/>
    <style:style style:name="ce6" style:family="table-cell" style:parent-style-name="Default">
      <style:table-cell-properties style:text-align-source="fix" style:repeat-content="false" fo:border="0.74pt solid #ef6c00" style:vertical-align="middle"/>
      <style:paragraph-properties fo:text-align="center"/>
    </style:style>
    <style:style style:name="ce7" style:family="table-cell" style:parent-style-name="Default">
      <style:table-cell-properties fo:border="0.74pt solid #ef6c00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Krok</text:p>
          </table:table-cell>
          <table:table-cell office:value-type="string" calcext:value-type="string">
            <text:p>Veličina</text:p>
          </table:table-cell>
          <table:table-cell office:value-type="string" calcext:value-type="string">
            <text:p>Výsledek</text:p>
          </table:table-cell>
          <table:table-cell office:value-type="string" calcext:value-type="string">
            <text:p>Poznámky</text:p>
          </table:table-cell>
          <table:table-cell/>
          <table:table-cell table:style-name="ce6" office:value-type="string" calcext:value-type="string" table:number-columns-spanned="1" table:number-rows-spanned="2">
            <text:p>Jádro</text:p>
          </table:table-cell>
          <table:table-cell table:style-name="ce6" office:value-type="string" calcext:value-type="string">
            <text:p>Typ</text:p>
          </table:table-cell>
          <table:table-cell table:style-name="ce7" office:value-type="string" calcext:value-type="string">
            <text:p>e (mm)</text:p>
          </table:table-cell>
          <table:table-cell table:style-name="ce7" office:value-type="string" calcext:value-type="string">
            <text:p>f (mm)</text:p>
          </table:table-cell>
          <table:table-cell table:style-name="ce7" office:value-type="string" calcext:value-type="string">
            <text:p>d (mm)</text:p>
          </table:table-cell>
          <table:table-cell table:style-name="ce7" office:value-type="string" calcext:value-type="string">
            <text:p>c (mm)</text:p>
          </table:table-cell>
          <table:table-cell table:style-name="ce7" office:value-type="string" calcext:value-type="string">
            <text:p>a (mm)</text:p>
          </table:table-cell>
          <table:table-cell table:style-name="ce7" office:value-type="string" calcext:value-type="string">
            <text:p>b (mm)</text:p>
          </table:table-cell>
          <table:table-cell table:style-name="ce7" office:value-type="string" calcext:value-type="string">
            <text:p>So (cm2)</text:p>
          </table:table-cell>
          <table:table-cell table:style-name="ce7" office:value-type="string" calcext:value-type="string">
            <text:p>Sfe (cm2)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ls (cm)</text:p>
          </table:table-cell>
          <table:table-cell table:style-name="ce7" office:value-type="string" calcext:value-type="string">
            <text:p>m (kg)</text:p>
          </table:table-cell>
          <table:table-cell table:style-name="ce7" office:value-type="string" calcext:value-type="string">
            <text:p>So * Sfe (cm4)</text:p>
          </table:table-cell>
        </table:table-row>
        <table:table-row table:style-name="ro1">
          <table:table-cell office:value-type="string" calcext:value-type="string">
            <text:p>Zadání</text:p>
          </table:table-cell>
          <table:table-cell table:style-name="ce2" office:value-type="string" calcext:value-type="string">
            <text:p>η (%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Změňte pouze zelené pole</text:p>
          </table:table-cell>
          <table:table-cell/>
          <table:covered-table-cell table:style-name="ce7"/>
          <table:table-cell table:style-name="ce7" office:value-type="string" calcext:value-type="string">
            <text:p>20003/0,3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4.1" calcext:value-type="float">
            <text:p>24,1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U1 (V)</text:p>
          </table:table-cell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 (Hz)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6" office:value-type="string" calcext:value-type="string" table:number-columns-spanned="1" table:number-rows-spanned="5">
            <text:p>Dráty</text:p>
          </table:table-cell>
          <table:table-cell table:style-name="ce7"/>
          <table:table-cell table:style-name="ce7" office:value-type="string" calcext:value-type="string">
            <text:p>primár</text:p>
          </table:table-cell>
          <table:table-cell table:style-name="ce7" office:value-type="string" calcext:value-type="string">
            <text:p>sekundár 1</text:p>
          </table:table-cell>
          <table:table-cell table:style-name="ce7" office:value-type="string" calcext:value-type="string">
            <text:p>sekundár 2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U21 (V)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/>
          <table:covered-table-cell table:style-name="ce7"/>
          <table:table-cell table:style-name="ce7" office:value-type="string" calcext:value-type="string">
            <text:p>dcu (mm)</text:p>
          </table:table-cell>
          <table:table-cell table:style-name="ce7" office:value-type="float" office:value="0.355" calcext:value-type="float">
            <text:p>0,355</text:p>
          </table:table-cell>
          <table:table-cell table:style-name="ce7" office:value-type="float" office:value="0.8" calcext:value-type="float">
            <text:p>0,8</text:p>
          </table:table-cell>
          <table:table-cell table:style-name="ce7" office:value-type="float" office:value="1.4" calcext:value-type="float">
            <text:p>1,4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U22 (V)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/>
          <table:covered-table-cell table:style-name="ce7"/>
          <table:table-cell table:style-name="ce7" office:value-type="string" calcext:value-type="string">
            <text:p>dmax (mm)</text:p>
          </table:table-cell>
          <table:table-cell table:style-name="ce7" office:value-type="float" office:value="0.4" calcext:value-type="float">
            <text:p>0,4</text:p>
          </table:table-cell>
          <table:table-cell table:style-name="ce7" office:value-type="float" office:value="0.875" calcext:value-type="float">
            <text:p>0,875</text:p>
          </table:table-cell>
          <table:table-cell table:style-name="ce7" office:value-type="float" office:value="1.495" calcext:value-type="float">
            <text:p>1,49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I21 (A)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covered-table-cell table:style-name="ce7"/>
          <table:table-cell table:style-name="ce7" office:value-type="string" calcext:value-type="string">
            <text:p>S (mm2)</text:p>
          </table:table-cell>
          <table:table-cell table:style-name="ce7" office:value-type="float" office:value="0.099" calcext:value-type="float">
            <text:p>0,099</text:p>
          </table:table-cell>
          <table:table-cell table:style-name="ce7" office:value-type="float" office:value="0.5027" calcext:value-type="float">
            <text:p>0,5027</text:p>
          </table:table-cell>
          <table:table-cell table:style-name="ce7" office:value-type="float" office:value="1.5394" calcext:value-type="float">
            <text:p>1,5394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I22 (A)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covered-table-cell table:style-name="ce7"/>
          <table:table-cell table:style-name="ce7" office:value-type="string" calcext:value-type="string">
            <text:p>N (1/cm)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ΔP1Cu (%)</text:p>
          </table:table-cell>
          <table:table-cell table:style-name="ce4" office:value-type="percentage" office:value="0.4" calcext:value-type="percentage">
            <text:p>40,00 %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ΔP2Cu (%)</text:p>
          </table:table-cell>
          <table:table-cell table:style-name="ce4" office:value-type="percentage" office:value="0.4" calcext:value-type="percentage">
            <text:p>40,00 %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ΔPfe (%)</text:p>
          </table:table-cell>
          <table:table-cell table:style-name="ce4" office:value-type="percentage" office:value="0.2" calcext:value-type="percentage">
            <text:p>20,00 %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Bm (T)</text:p>
          </table:table-cell>
          <table:table-cell table:style-name="ce5" office:value-type="float" office:value="1.6" calcext:value-type="float">
            <text:p>1,6</text:p>
          </table:table-cell>
          <table:table-cell office:value-type="string" calcext:value-type="string">
            <text:p>Z obr.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J (A/m2)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kfe</text:p>
          </table:table-cell>
          <table:table-cell table:style-name="ce5" office:value-type="float" office:value="0.97" calcext:value-type="float">
            <text:p>0,97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ko</text:p>
          </table:table-cell>
          <table:table-cell table:style-name="ce5" office:value-type="float" office:value="0.3" calcext:value-type="float">
            <text:p>0,3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p (W/kg)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Z obr.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H (A/cm)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Z obr.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 (mm)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tl. transf. Papíru</text:p>
          </table:table-cell>
          <table:table-cell table:style-name="ce5" office:value-type="float" office:value="0.2" calcext:value-type="float">
            <text:p>0,2</text:p>
          </table:table-cell>
          <table:table-cell table:number-columns-repeated="16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P21 (W)</text:p>
          </table:table-cell>
          <table:table-cell table:formula="of:=[.C5]*[.C7]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22 (W)</text:p>
          </table:table-cell>
          <table:table-cell table:formula="of:=[.C6]*[.C8]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2 (W)</text:p>
          </table:table-cell>
          <table:table-cell table:formula="of:=SUM([.C21:.C22])"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 (W)</text:p>
          </table:table-cell>
          <table:table-cell table:formula="of:=([.C23]/[.C2])*100" office:value-type="float" office:value="43.3333333333333" calcext:value-type="float">
            <text:p>43,3333333333333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ΔPcmax</text:p>
          </table:table-cell>
          <table:table-cell table:formula="of:=[.C25]-[.C23]" office:value-type="float" office:value="4.33333333333334" calcext:value-type="float">
            <text:p>4,33333333333334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4" calcext:value-type="float" table:number-columns-spanned="1" table:number-rows-spanned="3">
            <text:p>4</text:p>
          </table:table-cell>
          <table:table-cell table:style-name="ce2" office:value-type="string" calcext:value-type="string">
            <text:p>ΔP1Cu (%)</text:p>
          </table:table-cell>
          <table:table-cell table:formula="of:=[.C$26]*[.C9]" office:value-type="float" office:value="1.73333333333333" calcext:value-type="float">
            <text:p>1,73333333333333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ΔP2Cu (%)</text:p>
          </table:table-cell>
          <table:table-cell table:formula="of:=[.C$26]*[.C10]" office:value-type="float" office:value="1.73333333333333" calcext:value-type="float">
            <text:p>1,73333333333333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ΔPfe (%)</text:p>
          </table:table-cell>
          <table:table-cell table:formula="of:=[.C$26]*[.C11]" office:value-type="float" office:value="0.866666666666667" calcext:value-type="float">
            <text:p>0,866666666666667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 (W)</text:p>
          </table:table-cell>
          <table:table-cell table:formula="of:=[.C23]+[.C28]" office:value-type="float" office:value="40.7333333333333" calcext:value-type="float">
            <text:p>40,7333333333333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 * Sfe (cm4)</text:p>
          </table:table-cell>
          <table:table-cell table:formula="of:=[.C32]/(2.22*[.C12]*[.C13]*[.C4]*[.C15]*[.C14]*10^-2)" office:value-type="float" office:value="39.4079646656966" calcext:value-type="float">
            <text:p>39,4079646656966</text:p>
          </table:table-cell>
          <table:table-cell office:value-type="string" calcext:value-type="string">
            <text:p>Zadejte jádro (nejbližší vyšší)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1</text:p>
          </table:table-cell>
          <table:table-cell table:formula="of:=CEILING([.C3]/(4.44*[.C12]*[.C4]*[.O2]*[.C14]*10^-4))" office:value-type="float" office:value="1669" calcext:value-type="float">
            <text:p>1669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 (A)</text:p>
          </table:table-cell>
          <table:table-cell table:formula="of:=([.Q2]*[.C17])/[.C35]" office:value-type="float" office:value="0.0577591372079089" calcext:value-type="float">
            <text:p>0,0577591372079089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N21</text:p>
          </table:table-cell>
          <table:table-cell table:formula="of:=CEILING(([.C35]*[.C5])/[.C3])" office:value-type="float" office:value="109" calcext:value-type="float">
            <text:p>109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N22</text:p>
          </table:table-cell>
          <table:table-cell table:formula="of:=CEILING(([.C35]*[.C6])/[.C3])" office:value-type="float" office:value="59" calcext:value-type="float">
            <text:p>59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d21 (cm)</text:p>
          </table:table-cell>
          <table:table-cell table:formula="of:=SQRT((4*[.C7])/([.C13]*PI()))" office:value-type="float" office:value="0.797884560802865" calcext:value-type="float">
            <text:p>0,797884560802865</text:p>
          </table:table-cell>
          <table:table-cell office:value-type="string" calcext:value-type="string">
            <text:p>Zadejte drát (nejbližší vyšší)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d22 (cm)</text:p>
          </table:table-cell>
          <table:table-cell table:formula="of:=SQRT((4*[.C8])/([.C13]*PI()))" office:value-type="float" office:value="1.38197659788534" calcext:value-type="float">
            <text:p>1,38197659788534</text:p>
          </table:table-cell>
          <table:table-cell office:value-type="string" calcext:value-type="string">
            <text:p>Zadejte drát (nejbližší vyšší)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2" calcext:value-type="float" table:number-columns-spanned="1" table:number-rows-spanned="3">
            <text:p>12</text:p>
          </table:table-cell>
          <table:table-cell office:value-type="string" calcext:value-type="string">
            <text:p>I1č1 (A)</text:p>
          </table:table-cell>
          <table:table-cell table:formula="of:=([.C7]*[.C38])/[.C35]" office:value-type="float" office:value="0.0653085680047933" calcext:value-type="float">
            <text:p>0,0653085680047933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I2č2 (A)</text:p>
          </table:table-cell>
          <table:table-cell table:formula="of:=([.C8]*[.C39])/[.C35]" office:value-type="float" office:value="0.106051527860995" calcext:value-type="float">
            <text:p>0,106051527860995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I1č (A)</text:p>
          </table:table-cell>
          <table:table-cell table:formula="of:=SUM([.C44:.C45])" office:value-type="float" office:value="0.171360095865788" calcext:value-type="float">
            <text:p>0,171360095865788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1 (A)</text:p>
          </table:table-cell>
          <table:table-cell table:formula="of:=SQRT( ([.C46])^2 + ([.C36])^2 )" office:value-type="float" office:value="0.180832520267053" calcext:value-type="float">
            <text:p>0,180832520267053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1 (cm)</text:p>
          </table:table-cell>
          <table:table-cell table:formula="of:=SQRT( (4*[.C48])/([.C13]* PI()))" office:value-type="float" office:value="0.339295679148832" calcext:value-type="float">
            <text:p>0,339295679148832</text:p>
          </table:table-cell>
          <table:table-cell office:value-type="string" calcext:value-type="string">
            <text:p>Zadejte drát (nejbližší vyšší)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5" calcext:value-type="float" table:number-columns-spanned="1" table:number-rows-spanned="3">
            <text:p>15</text:p>
          </table:table-cell>
          <table:table-cell office:value-type="string" calcext:value-type="string">
            <text:p>N1‘</text:p>
          </table:table-cell>
          <table:table-cell table:formula="of:=CEILING([.C35]*0.95)" office:value-type="float" office:value="1586" calcext:value-type="float">
            <text:p>1586</text:p>
          </table:table-cell>
          <table:table-cell office:value-type="string" calcext:value-type="string">
            <text:p>Korekce počtu závitů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N21‘</text:p>
          </table:table-cell>
          <table:table-cell table:formula="of:=CEILING(1.05*[.C38])" office:value-type="float" office:value="115" calcext:value-type="float">
            <text:p>115</text:p>
          </table:table-cell>
          <table:table-cell office:value-type="string" calcext:value-type="string">
            <text:p>Korekce počtu závitů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N22‘</text:p>
          </table:table-cell>
          <table:table-cell table:formula="of:=CEILING(1.05*[.C39])" office:value-type="float" office:value="62" calcext:value-type="float">
            <text:p>62</text:p>
          </table:table-cell>
          <table:table-cell office:value-type="string" calcext:value-type="string">
            <text:p>Korekce počtu závitů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str (mm)</text:p>
          </table:table-cell>
          <table:table-cell table:formula="of:=[.I2]-2*[.C18]-2" office:value-type="float" office:value="54" calcext:value-type="float">
            <text:p>54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č závitu na prim</text:p>
          </table:table-cell>
          <table:table-cell table:formula="of:=FLOOR([.C55]/[.H6])" office:value-type="float" office:value="135" calcext:value-type="float">
            <text:p>135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č vrstev prim</text:p>
          </table:table-cell>
          <table:table-cell table:formula="of:=CEILING([.C51]/[.C56])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9" calcext:value-type="float" table:number-columns-spanned="1" table:number-rows-spanned="4">
            <text:p>19</text:p>
          </table:table-cell>
          <table:table-cell office:value-type="string" calcext:value-type="string">
            <text:p>pč závitu na sek1</text:p>
          </table:table-cell>
          <table:table-cell table:formula="of:=FLOOR([.C55]/[.I6])" office:value-type="float" office:value="61" calcext:value-type="float">
            <text:p>61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č vrstev sek1</text:p>
          </table:table-cell>
          <table:table-cell table:formula="of:=CEILING([.C52]/[.C59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č závitu na sek2</text:p>
          </table:table-cell>
          <table:table-cell table:formula="of:=FLOOR([.C55]/[.J6])"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č vrstev sek2</text:p>
          </table:table-cell>
          <table:table-cell table:formula="of:=CEILING([.C53]/[.C61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 table:number-rows-repeated="104851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14:55:34.626898215</meta:creation-date>
    <dc:date>2024-05-10T15:59:12.799413066</dc:date>
    <meta:editing-duration>PT1H3M37S</meta:editing-duration>
    <meta:editing-cycles>3</meta:editing-cycles>
    <meta:generator>LibreOffice/7.5.9.2$Linux_X86_64 LibreOffice_project/50$Build-2</meta:generator>
    <meta:document-statistic meta:table-count="1" meta:cell-count="180" meta:object-count="0"/>
  </office:meta>
</office:document-meta>
</file>